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cell-protect="protected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text-line-through-style="solid"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156458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1.4577083333333cm"/>
    </style:style>
    <style:style style:name="co8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Задачи" table:style-name="ta1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8"/>
        <table:table-column table:style-name="co5" table:number-columns-repeated="1019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7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7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7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7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table:style-name="ce7"/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2" table:style-name="ce5">
            <text:p>2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3" table:style-name="ce5">
            <text:p>2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4" table:style-name="ce5">
            <text:p>2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5" table:style-name="ce5">
            <text:p>2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7" table:style-name="ce5">
            <text:p>3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1" table:style-name="ce5">
            <text:p>41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2" table:style-name="ce5">
            <text:p>42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6" table:style-name="ce5">
            <text:p>46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7" table:style-name="ce5">
            <text:p>47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table:style-name="ce7"/>
          <table:table-cell table:style-name="ce5"/>
          <table:table-cell table:style-name="ce7"/>
          <table:table-cell table:number-columns-repeated="16380"/>
        </table:table-row>
        <table:table-row table:number-rows-repeated="1048527" table:style-name="ro8">
          <table:table-cell table:number-columns-repeated="16384"/>
        </table:table-row>
      </table:table>
      <table:table table:name="Готово" table:style-name="ta1">
        <table:table-column table:style-name="co7" table:default-cell-style-name="ce4"/>
        <table:table-column table:style-name="co8" table:default-cell-style-name="ce4"/>
        <table:table-column table:style-name="co5" table:number-columns-repeated="1021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Лист3" table:style-name="ta1">
        <table:table-column table:style-name="co5" table:number-columns-repeated="1023" table:default-cell-style-name="ce4"/>
        <table:table-column table:style-name="co6" table:default-cell-style-name="ce4"/>
        <table:table-column table:style-name="co6" table:number-columns-repeated="15360" table:default-cell-style-name="ce1"/>
        <table:table-row table:number-rows-repeated="1048576" table:style-name="ro8">
          <table:table-cell table:number-columns-repeated="16384"/>
        </table:table-row>
      </table:table>
      <table:database-ranges>
        <table:database-range table:target-range-address="Задачи.A1:Задачи.J49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5-23T21:09:01Z</dc:date>
    <meta:editing-cycles>1</meta:editing-cycles>
    <meta:editing-duration>PT53S</meta:editing-duration>
  </office:meta>
</office:document-meta>
</file>